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/>
      <style:text-properties style:font-name="Calibri" officeooo:rsid="00115126" officeooo:paragraph-rsid="00115126"/>
    </style:style>
    <style:style style:name="P2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5126" officeooo:paragraph-rsid="00115126"/>
    </style:style>
    <style:style style:name="P3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font-weight="bold" officeooo:rsid="00115126" officeooo:paragraph-rsid="00115126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7481" officeooo:paragraph-rsid="00117481"/>
    </style:style>
    <style:style style:name="P5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115126"/>
    </style:style>
    <style:style style:name="P6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117481"/>
    </style:style>
    <style:style style:name="P7" style:family="paragraph" style:parent-style-name="Standard">
      <style:paragraph-properties fo:margin-top="0cm" fo:margin-bottom="0.826cm" loext:contextual-spacing="false" fo:text-align="end" style:justify-single-word="false"/>
      <style:text-properties style:font-name="Cambria" officeooo:rsid="00115126" officeooo:paragraph-rsid="00115126"/>
    </style:style>
    <style:style style:name="P8" style:family="paragraph" style:parent-style-name="Standard">
      <style:paragraph-properties fo:margin-top="0cm" fo:margin-bottom="3.302cm" loext:contextual-spacing="false" fo:text-align="justify" style:justify-single-word="false"/>
      <style:text-properties style:font-name="Cambria" officeooo:rsid="00117481" officeooo:paragraph-rsid="00117481"/>
    </style:style>
    <style:style style:name="T1" style:family="text">
      <style:text-properties style:font-name="Cambria"/>
    </style:style>
    <style:style style:name="T2" style:family="text">
      <style:text-properties style:font-name="Cambria" officeooo:rsid="00115126"/>
    </style:style>
    <style:style style:name="T3" style:family="text">
      <style:text-properties style:font-name="Cambria" officeooo:rsid="0033dde5"/>
    </style:style>
    <style:style style:name="T4" style:family="text">
      <style:text-properties style:font-name="Cambria" officeooo:rsid="0034974d"/>
    </style:style>
    <style:style style:name="T5" style:family="text">
      <style:text-properties style:font-name="Cambria" officeooo:rsid="00357fcb"/>
    </style:style>
    <style:style style:name="T6" style:family="text">
      <style:text-properties style:font-name="Cambria" officeooo:rsid="0036048b"/>
    </style:style>
    <style:style style:name="T7" style:family="text">
      <style:text-properties style:font-name="Cambria" officeooo:rsid="003d50de"/>
    </style:style>
    <style:style style:name="T8" style:family="text">
      <style:text-properties style:font-name="Cambria" officeooo:rsid="003ef4aa"/>
    </style:style>
    <style:style style:name="T9" style:family="text">
      <style:text-properties style:font-name="Cambria" officeooo:rsid="003f65c3"/>
    </style:style>
    <style:style style:name="T10" style:family="text">
      <style:text-properties style:font-name="Cambria" officeooo:rsid="003f6dfe"/>
    </style:style>
    <style:style style:name="T11" style:family="text">
      <style:text-properties officeooo:rsid="0033dd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asto, DD.MM.RRRR</text:p>
      <text:p text:style-name="P1"><text:span text:style-name="T1">Imię Nazwisko<text:line-break/>PESEL: 00000000000<text:line-break/>Ulica 0/0<text:line-break/>00-000 Miasto<text:line-break/>+48 000 000 000<text:line-break/></text:span><text:a xlink:type="simple" xlink:href="mailto:adres@email.com" text:style-name="Internet_20_link" text:visited-style-name="Visited_20_Internet_20_Link"><text:span text:style-name="T1">adres@email.com</text:span></text:a></text:p>
      <text:p text:style-name="P7">Pan Komendant Wojewódzki Policji<text:line-break/>w Mieście Wojewódzkim</text:p>
      <text:p text:style-name="P3">Podanie o <text:span text:style-name="T11">rozszerzenie </text:span>pozwoleni<text:span text:style-name="T11">a</text:span> na broń</text:p>
      <text:p text:style-name="P5"><text:span text:style-name="T3">Na podstawie Artykułu 155 Kodeksu Postępowania Administracyjnego, w</text:span><text:span text:style-name="T2">noszę o </text:span><text:span text:style-name="T3">zmianę decyzji n</text:span><text:span text:style-name="T9">ume</text:span><text:span text:style-name="T3">r X-X-</text:span><text:span text:style-name="T9">000-0000/00/XX/</text:span><text:span text:style-name="T3">X o wydaniu mi pozwolenia na broń </text:span><text:span text:style-name="T8">sportową </text:span><text:span text:style-name="T3">do celów kolekcjonerskich, w zakresie </text:span><text:span text:style-name="T10">zwiększenia </text:span><text:span text:style-name="T3">liczby egzemplarzy broni, z dotychczasowych 10 (dziesięciu) do 20 (dwudziestu).</text:span></text:p>
      <text:p text:style-name="P3">Uzasadnienie</text:p>
      <text:p text:style-name="P6"><text:span text:style-name="T3">Obecnie posiadam 9 (dziewięć) egzemplarzy broni z 10 (dziesięciu) jakie przewiduje wydane mi pozwolenie. Chcąc kontynuować budowanie mojej kolekcji broni, jak również chcąc zachować możliwość zakupu kolejnego egzemplarz</text:span><text:span text:style-name="T5">a</text:span><text:span text:style-name="T3"> </text:span><text:span text:style-name="T6">broni </text:span><text:span text:style-name="T3">w czasie </text:span><text:span text:style-name="T4">trwania </text:span><text:span text:style-name="T3">postępowania, wnoszę co </text:span><text:span text:style-name="T7">napisałem</text:span><text:span text:style-name="T3"> powyżej.</text:span></text:p>
      <text:p text:style-name="P8">Wszystkie dokumenty będące wynikiem wnioskowanego postępowania odbiorę osobiście, dlatego proszę o niewysyłanie ich pocztą.</text:p>
      <text:p text:style-name="P4">z poważaniem,<text:line-break/>Imię Nazwisk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14:08:55.143000000</meta:creation-date>
    <meta:editing-duration>P0D</meta:editing-duration>
    <meta:editing-cycles>1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9" meta:word-count="120" meta:character-count="936" meta:non-whitespace-character-count="825"/>
  </office:meta>
</office:document-meta>
</file>